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8" calcext:value-type="float">
            <text:p>2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31" calcext:value-type="float">
            <text:p>3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#N/A" office:value-type="string" office:string-value="" calcext:value-type="error">
            <text:p>#N/D</text:p>
          </table:table-cell>
          <table:table-cell office:value-type="string" calcext:value-type="string">
            <text:p>Private room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30" calcext:value-type="float">
            <text:p>3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31" calcext:value-type="float">
            <text:p>3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/>
          <table:table-cell table:formula="of:#N/A" office:value-type="string" office:string-value="" calcext:value-type="error">
            <text:p>#N/D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1" calcext:value-type="float">
            <text:p>3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I10:Feuille1.I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8T18:40:54.513000000</meta:creation-date>
    <dc:date>2020-12-18T18:54:48.405000000</dc:date>
    <meta:editing-duration>PT3M3S</meta:editing-duration>
    <meta:editing-cycles>2</meta:editing-cycles>
    <meta:generator>LibreOffice/6.3.6.2$Windows_X86_64 LibreOffice_project/2196df99b074d8a661f4036fca8fa0cbfa33a497</meta:generator>
    <meta:document-statistic meta:table-count="1" meta:cell-count="12279" meta:object-count="0"/>
  </office:meta>
</office:document-meta>
</file>